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ngXMLInputStream.clear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Xsi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flushTex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ValidatingXMLInputStream.getLine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ingXMLInputStream.getLocationAsCur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NamespaceForPrefix( String prefi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ceptionXmlErrorListener.add( Object 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ngXMLInputStream.getCharacter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ingXMLInputStream.nextEvent( int kin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ValidatingXMLInputStream.getText( int ws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ceptionXmlErrorListener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Xsi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Location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ValidatingXMLInputStream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Public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ingXMLInputStream.ValidatingXMLInputStream( XMLInputStream xis , SchemaTypeLoader typeLoader , SchemaType sType , XmlOptions option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ValidatingXMLInputStream.get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XsiNo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System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ingXMLInputStream.getColumnNumb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ValidatingXMLInputStream.nextEvent(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">
            <text:p text:style-name="Table_20_Contents">2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ValidatingXMLInputStream.textIsWhitespac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ExceptionXmlErrorListener.iter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ngXMLInputStream.getXsiNi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